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5ffa" officeooo:paragraph-rsid="000f5ffa" style:language-asian="zh" style:country-asian="CN" style:font-weight-asian="bold" style:font-weight-complex="bold"/>
    </style:style>
    <style:style style:name="P2" style:family="paragraph" style:parent-style-name="Standard">
      <style:text-properties fo:font-weight="bold" officeooo:rsid="001136a0" officeooo:paragraph-rsid="001136a0" style:language-asian="zh" style:country-asian="CN" style:font-weight-asian="bold" style:font-weight-complex="bold"/>
    </style:style>
    <style:style style:name="P3" style:family="paragraph" style:parent-style-name="Standard">
      <style:text-properties fo:font-weight="normal" officeooo:rsid="000f5ffa" officeooo:paragraph-rsid="000f5ffa" style:language-asian="zh" style:country-asian="CN" style:font-weight-asian="normal" style:font-weight-complex="normal"/>
    </style:style>
    <style:style style:name="P4" style:family="paragraph" style:parent-style-name="Standard">
      <style:text-properties fo:font-weight="normal" officeooo:rsid="001136a0" officeooo:paragraph-rsid="001136a0" style:language-asian="zh" style:country-asian="CN" style:font-weight-asian="normal" style:font-weight-complex="normal"/>
    </style:style>
    <style:style style:name="P5" style:family="paragraph" style:parent-style-name="Standard">
      <style:text-properties fo:font-weight="normal" officeooo:rsid="00130ba7" officeooo:paragraph-rsid="00130ba7" style:language-asian="zh" style:country-asian="CN" style:font-weight-asian="normal" style:font-weight-complex="normal"/>
    </style:style>
    <style:style style:name="P6" style:family="paragraph" style:parent-style-name="Standard">
      <style:text-properties fo:font-weight="normal" officeooo:rsid="00174bfe" officeooo:paragraph-rsid="00174bfe" style:language-asian="zh" style:country-asian="CN" style:font-weight-asian="normal" style:font-weight-complex="normal"/>
    </style:style>
    <style:style style:name="P7" style:family="paragraph" style:parent-style-name="Standard">
      <style:text-properties fo:font-size="14pt" fo:font-weight="bold" officeooo:rsid="00145ab6" officeooo:paragraph-rsid="00145ab6" style:font-size-asian="14pt" style:language-asian="zh" style:country-asian="CN" style:font-weight-asian="bold" style:font-size-complex="14pt" style:font-weight-complex="bold"/>
    </style:style>
    <style:style style:name="P8" style:family="paragraph" style:parent-style-name="Standard">
      <style:text-properties fo:font-size="13.6999998092651pt" fo:font-weight="normal" officeooo:rsid="00145ab6" officeooo:paragraph-rsid="00145ab6" style:font-size-asian="12pt" style:language-asian="zh" style:country-asian="CN" style:font-weight-asian="normal" style:font-size-complex="13.6999998092651pt" style:font-weight-complex="normal"/>
    </style:style>
    <style:style style:name="P9" style:family="paragraph" style:parent-style-name="Standard">
      <style:text-properties fo:font-size="13.6999998092651pt" fo:font-weight="normal" officeooo:rsid="00174bfe" officeooo:paragraph-rsid="00174bfe" style:font-size-asian="12pt" style:language-asian="zh" style:country-asian="CN" style:font-weight-asian="normal" style:font-size-complex="13.6999998092651pt" style:font-weight-complex="normal"/>
    </style:style>
    <style:style style:name="P10" style:family="paragraph" style:parent-style-name="Standard">
      <style:text-properties fo:font-size="13.6999998092651pt" fo:font-weight="normal" officeooo:rsid="00174bfe" officeooo:paragraph-rsid="00175b54" style:font-size-asian="12pt" style:language-asian="zh" style:country-asian="CN" style:font-weight-asian="normal" style:font-size-complex="13.6999998092651pt" style:font-weight-complex="normal"/>
    </style:style>
    <style:style style:name="T1" style:family="text">
      <style:text-properties officeooo:rsid="001136a0"/>
    </style:style>
    <style:style style:name="T2" style:family="text">
      <style:text-properties officeooo:rsid="00175b54"/>
    </style:style>
    <style:style style:name="T3" style:family="text">
      <style:text-properties officeooo:rsid="00193890"/>
    </style:style>
    <style:style style:name="T4" style:family="text">
      <style:text-properties officeooo:rsid="001a3f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T</text:p>
      <text:p text:style-name="P3">Frame类</text:p>
      <text:p text:style-name="P3">1，用于在AWT程序中创建窗口</text:p>
      <text:p text:style-name="P3">2，包含边框、标题和用户关闭和图标化窗口的按钮</text:p>
      <text:p text:style-name="P3">设置窗口由set大小、set背景<text:span text:style-name="T4">（颜色中可以具体的颜色的单词也可以new Color(定义颜色数值为红、绿、蓝三种色的混合)）</text:span>、set<text:span text:style-name="T1">Visible</text:span>明显（true）单词组成<text:span text:style-name="T3">setTitle(String name)String getTitle()设置窗口名</text:span></text:p>
      <text:p text:style-name="P2">Swin</text:p>
      <text:p text:style-name="P2">JFrame类</text:p>
      <text:p text:style-name="P4">导入AWT包在导入Javax.swing包</text:p>
      <text:p text:style-name="P4">设置窗口与AWT相似</text:p>
      <text:p text:style-name="P5">jf.setDefaultCloseOperation(JFrame.EXIT_ON_CLOSE);可关闭窗口。</text:p>
      <text:p text:style-name="P6">案例：</text:p>
      <text:p text:style-name="P6">//设置可关闭窗口</text:p>
      <text:p text:style-name="P6">import java.awt.*;</text:p>
      <text:p text:style-name="P6">import javax.swing.*;</text:p>
      <text:p text:style-name="P6">class MyJFrame </text:p>
      <text:p text:style-name="P6">{</text:p>
      <text:p text:style-name="P6"><text:tab/>public static void main(String[] args) </text:p>
      <text:p text:style-name="P6"><text:tab/>{</text:p>
      <text:p text:style-name="P6"><text:tab/>JFrame jf=new JFrame("java窗口");</text:p>
      <text:p text:style-name="P6"><text:tab/> <text:s text:c="2"/>jf.setSize(500,500);</text:p>
      <text:p text:style-name="P6"><text:s text:c="7"/>jf.setBackground(Color.blue);</text:p>
      <text:p text:style-name="P6"><text:tab/> <text:s text:c="2"/>jf.setVisible(true);</text:p>
      <text:p text:style-name="P6"><text:tab/> <text:s text:c="2"/>jf.setDefaultCloseOperation(JFrame.EXIT_ON_CLOSE);</text:p>
      <text:p text:style-name="P6"><text:tab/>}</text:p>
      <text:p text:style-name="P6">}</text:p>
      <text:p text:style-name="P7">Toolkit类</text:p>
      <text:p text:style-name="P8">java.awt包下的Toolkit类的静态方法</text:p>
      <text:p text:style-name="P8">getDefaultToolkit得到一个Toolkit对象,调用</text:p>
      <text:p text:style-name="P8">Toolkit tk=Toolkit.getDefaultToolkit();</text:p>
      <text:p text:style-name="P8">Dimension dimension=tk.getScreenSize();</text:p>
      <text:p text:style-name="P8">double width=dimension.getWidth();</text:p>
      <text:p text:style-name="P8">double height=dimension.getHeight();</text:p>
      <text:p text:style-name="P9">案例：</text:p>
      <text:p text:style-name="P9">//获取屏幕大小</text:p>
      <text:p text:style-name="P9">import java.awt.*;</text:p>
      <text:p text:style-name="P9">class MyToolkit </text:p>
      <text:p text:style-name="P9">{</text:p>
      <text:p text:style-name="P9"><text:tab/>public static void main(String[] args) </text:p>
      <text:p text:style-name="P9"><text:tab/>{</text:p>
      <text:p text:style-name="P9"><text:tab/><text:tab/>Toolkit tk=Toolkit.getDefaultToolkit();</text:p>
      <text:p text:style-name="P9"><text:tab/><text:tab/>Dimension dimension=tk.getScreenSize();</text:p>
      <text:p text:style-name="P9"><text:tab/><text:tab/>double width=dimension.getWidth();</text:p>
      <text:p text:style-name="P9"><text:tab/><text:tab/>double height=dimension.getHeight();</text:p>
      <text:p text:style-name="P9"><text:tab/><text:tab/>System.out.println("宽="+width+"高="+height);</text:p>
      <text:p text:style-name="P9"><text:tab/>}</text:p>
      <text:p text:style-name="P9">}</text:p>
      <text:p text:style-name="P8">可使用Toolkit对象来加载图像，设置成程序的图标:</text:p>
      <text:p text:style-name="P8"><text:soft-page-break/>Image img=Kit.getImage("img/icon.png");</text:p>
      <text:p text:style-name="P8">jframe.setlconImage(img);</text:p>
      <text:p text:style-name="P9">案例：</text:p>
      <text:p text:style-name="P9">//设置窗口图标</text:p>
      <text:p text:style-name="P9">import java.awt.*;</text:p>
      <text:p text:style-name="P9">class MyMap </text:p>
      <text:p text:style-name="P9">{</text:p>
      <text:p text:style-name="P9"><text:tab/>public static void main(String[] args) </text:p>
      <text:p text:style-name="P9"><text:tab/>{</text:p>
      <text:p text:style-name="P9"><text:tab/><text:tab/>//先获取Toolkit的实例</text:p>
      <text:p text:style-name="P9"><text:tab/><text:tab/>Toolkit tk=Toolkit.getDefaultToolkit();</text:p>
      <text:p text:style-name="P10"><text:s text:c="7"/>//通过调用文件名的方法来获取图片，图片要放在存储代码同个地方<text:span text:style-name="T2">，假如参数是字符串时，需要将图片放在同个目录下</text:span></text:p>
      <text:p text:style-name="P9"><text:tab/> <text:s text:c="2"/>Image image=tk.getImage("a.jpg");</text:p>
      <text:p text:style-name="P9"><text:s text:c="7"/>Frame f=new Frame();</text:p>
      <text:p text:style-name="P9"><text:tab/> <text:s text:c="2"/>f.setSize((int)tk.getScreenSize().getWidth(),(int)tk.getScreenSize().getHeight());</text:p>
      <text:p text:style-name="P9"><text:s text:c="6"/>//设置窗口图标</text:p>
      <text:p text:style-name="P9"><text:tab/> <text:s/>f.setIconImage(image);</text:p>
      <text:p text:style-name="P9"><text:tab/> <text:s/>f.setVisible(true);</text:p>
      <text:p text:style-name="P9"><text:tab/>}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12S</meta:editing-duration>
    <meta:editing-cycles>7</meta:editing-cycles>
    <meta:generator>LibreOffice/5.3.0.3$Windows_X86_64 LibreOffice_project/7074905676c47b82bbcfbea1aeefc84afe1c50e1</meta:generator>
    <dc:date>2017-12-21T23:42:44.699000000</dc:date>
    <meta:document-statistic meta:table-count="0" meta:image-count="0" meta:object-count="0" meta:page-count="2" meta:paragraph-count="67" meta:word-count="365" meta:character-count="1569" meta:non-whitespace-character-count="1449"/>
    <meta:user-defined meta:name="Info 1"/>
    <meta:user-defined meta:name="Info 2"/>
    <meta:user-defined meta:name="Info 3"/>
    <meta:user-defined meta:name="Info 4"/>
  </office:meta>
</office:document-meta>
</file>